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/>
    </style:style>
    <style:style style:name="P2" style:family="paragraph" style:parent-style-name="Standard">
      <style:text-properties style:font-name="FreeMono" officeooo:rsid="000e5d4a" officeooo:paragraph-rsid="000e5d4a"/>
    </style:style>
    <style:style style:name="P3" style:family="paragraph" style:parent-style-name="Standard">
      <style:text-properties style:font-name="FreeMono" officeooo:rsid="000f00ea" officeooo:paragraph-rsid="000f00ea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officeooo:rsid="000e5d4a" officeooo:paragraph-rsid="000e5d4a"/>
    </style:style>
    <style:style style:name="P6" style:family="paragraph" style:parent-style-name="Standard">
      <style:text-properties style:font-name="Liberation Serif" officeooo:rsid="000f00ea" officeooo:paragraph-rsid="000f00ea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f00ea" officeooo:paragraph-rsid="000f00ea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81d41a" style:font-name="FreeMono" fo:font-weight="bold" style:font-weight-asian="bold" style:font-weight-complex="bold"/>
    </style:style>
    <style:style style:name="P9" style:family="paragraph" style:parent-style-name="Standard">
      <style:text-properties fo:color="#81d41a" style:font-name="FreeMono" fo:font-weight="bold" officeooo:paragraph-rsid="0011980e" style:font-weight-asian="bold" style:font-weight-complex="bold"/>
    </style:style>
    <style:style style:name="P10" style:family="paragraph" style:parent-style-name="Standard">
      <style:text-properties fo:color="#81d41a" style:font-name="FreeMono" fo:font-weight="bold" officeooo:rsid="000e5d4a" officeooo:paragraph-rsid="000e5d4a" style:font-weight-asian="bold" style:font-weight-complex="bold"/>
    </style:style>
    <style:style style:name="P11" style:family="paragraph" style:parent-style-name="Standard">
      <style:text-properties fo:color="#81d41a" style:font-name="FreeMono" fo:font-weight="bold" officeooo:rsid="0013514b" officeooo:paragraph-rsid="0013514b" style:font-weight-asian="bold" style:font-weight-complex="bold"/>
    </style:style>
    <style:style style:name="P12" style:family="paragraph" style:parent-style-name="Standard">
      <style:text-properties fo:color="#81d41a" style:font-name="FreeMono" fo:font-weight="bold" officeooo:rsid="000f00ea" officeooo:paragraph-rsid="000f00ea" style:font-weight-asian="bold" style:font-weight-complex="bold"/>
    </style:style>
    <style:style style:name="P13" style:family="paragraph" style:parent-style-name="Standard">
      <style:text-properties style:font-name="FreeMono" officeooo:rsid="000f00ea" officeooo:paragraph-rsid="000f00ea"/>
    </style:style>
    <style:style style:name="P14" style:family="paragraph" style:parent-style-name="Standard">
      <style:paragraph-properties style:line-height-at-least="0.503cm"/>
      <style:text-properties style:font-name="FreeMono" officeooo:rsid="000f00ea"/>
    </style:style>
    <style:style style:name="P15" style:family="paragraph" style:parent-style-name="Standard">
      <style:text-properties style:font-name="FreeMono" officeooo:rsid="00188a74" officeooo:paragraph-rsid="00188a74"/>
    </style:style>
    <style:style style:name="P16" style:family="paragraph" style:parent-style-name="Standard">
      <style:text-properties fo:color="#81d41a" style:font-name="FreeMono" fo:font-weight="bold" officeooo:paragraph-rsid="00188a74" style:font-weight-asian="bold" style:font-weight-complex="bold"/>
    </style:style>
    <style:style style:name="P17" style:family="paragraph" style:parent-style-name="Standard">
      <style:text-properties fo:color="#81d41a" style:font-name="FreeMono" fo:font-weight="bold" officeooo:rsid="00188a74" officeooo:paragraph-rsid="00188a74" style:font-weight-asian="bold" style:font-weight-complex="bold"/>
    </style:style>
    <style:style style:name="P18" style:family="paragraph" style:parent-style-name="Standard">
      <style:text-properties fo:color="#81d41a" style:font-name="FreeMono" fo:font-weight="bold" officeooo:rsid="000f00ea" officeooo:paragraph-rsid="000f00ea" style:font-weight-asian="bold" style:font-weight-complex="bold"/>
    </style:style>
    <style:style style:name="P19" style:family="paragraph" style:parent-style-name="Standard">
      <style:text-properties fo:color="#81d41a" style:font-name="FreeMono" fo:font-weight="bold" officeooo:rsid="001c8b0f" officeooo:paragraph-rsid="001c8b0f" style:font-weight-asian="bold" style:font-weight-complex="bold"/>
    </style:style>
    <style:style style:name="T1" style:family="text">
      <style:text-properties officeooo:rsid="000e5d4a"/>
    </style:style>
    <style:style style:name="T2" style:family="text">
      <style:text-properties officeooo:rsid="000f00ea"/>
    </style:style>
    <style:style style:name="T3" style:family="text">
      <style:text-properties fo:color="#d55fde" fo:font-size="10.5pt" fo:font-weight="normal" fo:background-color="#23272e" loext:char-shading-value="0"/>
    </style:style>
    <style:style style:name="T4" style:family="text">
      <style:text-properties fo:color="#abb2bf" fo:font-size="10.5pt" fo:font-weight="normal" fo:background-color="#23272e" loext:char-shading-value="0"/>
    </style:style>
    <style:style style:name="T5" style:family="text">
      <style:text-properties officeooo:rsid="00188a74"/>
    </style:style>
    <style:style style:name="T6" style:family="text">
      <style:text-properties fo:color="#2bbac5" fo:font-size="10.5pt" fo:font-weight="normal" fo:background-color="#23272e" loext:char-shading-value="0"/>
    </style:style>
    <style:style style:name="T7" style:family="text">
      <style:text-properties fo:color="#81d41a" fo:font-weight="bold" style:font-weight-asian="bold" style:font-weight-complex="bold"/>
    </style:style>
    <style:style style:name="T8" style:family="text">
      <style:text-properties fo:color="#d19a66" fo:font-size="10.5pt" fo:font-weight="normal" fo:background-color="#23272e" loext:char-shading-value="0"/>
    </style:style>
    <style:style style:name="T9" style:family="text">
      <style:text-properties officeooo:rsid="001cbe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S SUBCONSULTAS</text:p>
      <text:p text:style-name="Standard"/>
      <text:p text:style-name="Standard"/>
      <text:p text:style-name="Standard"/>
      <text:p text:style-name="Standard"/>
      <text:p text:style-name="Standard"><text:span text:style-name="T2">1.- </text:span>Encuentra el nombre del usuario que publicó la entrada titulada "<text:span text:style-name="T1">LOL Online</text:span>".</text:p>
      <text:p text:style-name="Standard"/>
      <text:p text:style-name="P8">SELECT nombre FROM usuarios WHERE id = (SELECT usuario_id FROM entradas WHERE titulo = 'LOL Online');</text:p>
      <text:p text:style-name="P1"/>
      <text:p text:style-name="P1"/>
      <text:p text:style-name="P4"><text:span text:style-name="T2">2.- </text:span>Encuentra los títulos de las entradas publicadas por el usuario con el correo mariao@gmail.es </text:p>
      <text:p text:style-name="P4"/>
      <text:p text:style-name="P9">SELECT titulo FROM entradas WHERE usuario_id = (SELECT id FROM usuarios WHERE email LIKE '%mariao%');</text:p>
      <text:p text:style-name="P5"/>
      <text:p text:style-name="P5"><text:span text:style-name="T2">3.- </text:span>Encuentra el nombre de la categoría de la entrada con el título ‘Las aventuras de Sherlock Holmes’.</text:p>
      <text:p text:style-name="P5"/>
      <text:p text:style-name="P10">SELECT nombre from categorias WHERE id = (SELECT categoria_id FROM entradas WHERE titulo = 'Las aventuras de Sherlock Holmes');</text:p>
      <text:p text:style-name="P2"/>
      <text:p text:style-name="P5"><text:span text:style-name="T2">4.- </text:span>Encuentra los nombres de los usuarios que publicaron entradas el 2024-11-05</text:p>
      <text:p text:style-name="P2"/>
      <text:p text:style-name="P11">SELECT nombre FROM usuarios WHERE id IN (SELECT usuario_id FROM entradas WHERE fecha = '2024-11-05');</text:p>
      <text:p text:style-name="P2"/>
      <text:p text:style-name="P5"><text:span text:style-name="T2">5.- </text:span>Encuentra el nombre de las categorías que no tienen ninguna entrada publicada.</text:p>
      <text:p text:style-name="P2"/>
      <text:p text:style-name="P5">Creamos primero una nueva categoría, para poder probar este ejercicio:</text:p>
      <text:p text:style-name="P2"/>
      <text:p text:style-name="P2">insert into categorias VALUES(null, "Plataformas");</text:p>
      <text:p text:style-name="P2"/>
      <text:p text:style-name="P11">SELECT nombre FROM categorias WHERE id NOT IN (SELECT categoria_id FROM entradas);</text:p>
      <text:p text:style-name="P2"/>
      <text:p text:style-name="P5"><text:span text:style-name="T2">6.- </text:span>Encuentra la cantidad de entradas que ha publicado el usuario con el nombre "Carlos".</text:p>
      <text:p text:style-name="P2"/>
      <text:p text:style-name="P10">SELECT COUNT(*) as total FROM entradas where usuario_id = (SELECT id FROM usuarios WHERE nombre = 'Carlos');</text:p>
      <text:p text:style-name="P2"/>
      <text:p text:style-name="P5"><text:span text:style-name="T2">7.- </text:span>Encuentra el nombre y apellidos del usuario más reciente que tiene al menos una entrada publicada.</text:p>
      <text:p text:style-name="P2"/>
      <text:p text:style-name="P10">SELECT nombre, apellidos FROM usuarios WHERE EXISTS (SELECT 1 FROM entradas WHERE entradas.usuario_id = usuarios.id); </text:p>
      <text:p text:style-name="P5"/>
      <text:p text:style-name="P5"><text:span text:style-name="T2">8.- </text:span>Encuentra el título de la entrada más antigua de la categoría "<text:span text:style-name="T2">Acción</text:span>"</text:p>
      <text:p text:style-name="P5"/>
      <text:p text:style-name="P3"/>
      <text:p text:style-name="P3"/>
      <text:p text:style-name="P12"><text:soft-page-break/>SELECT titulo FROM entradas WHERE fecha = ( SELECT MIN(fecha) FROM entradas WHERE categoria_id = ( SELECT id FROM categorias WHERE nombre = 'Acción' ) ) AND categoria_id = ( SELECT id FROM categorias WHERE nombre = 'Acción' ); </text:p>
      <text:p text:style-name="P3"/>
      <text:p text:style-name="P6"/>
      <text:p text:style-name="P6">9.- Econtrar usuarios con entradas que en su título hable de GTA</text:p>
      <text:p text:style-name="P6"/>
      <text:p text:style-name="P6">Primero insertamos una entrada más con la palabra GTA:</text:p>
      <text:p text:style-name="P3"/>
      <text:p text:style-name="P3">INSERT INTO entradas VALUES(null, 3, 1, "Guia de GTA City", "GTA", CURDATE());</text:p>
      <text:p text:style-name="P3"/>
      <text:p text:style-name="P16"><text:span text:style-name="T5">select nombre from usuarios where id IN (select usuario_id from entradas where titulo LIKE ‘%GTA%’);</text:span></text:p>
      <text:p text:style-name="P3"/>
      <text:p text:style-name="P6">10.- Encontrar todas las entradas de la categorías accion utilizando su nombre</text:p>
      <text:p text:style-name="P3"/>
      <text:p text:style-name="P15"><text:span text:style-name="T7">SELECT * from entradas WHERE categoria_id = (select id from categorias where nombre = ‘Acción’);</text:span></text:p>
      <text:p text:style-name="P3"/>
      <text:p text:style-name="P6">11.- Mostrar las categorías con 3 o más entradas</text:p>
      <text:p text:style-name="P3"/>
      <text:p text:style-name="P17">SELECT nombre FROM categorias WHERE (SELECT count(*) from entradas WHERE entradas.categoria_id = categorias.id) &gt;= 3;</text:p>
      <text:p text:style-name="P14"/>
      <text:p text:style-name="P3"/>
      <text:p text:style-name="P6">13.- Mostrar los usuarios que crearon las entradas un martes (con DAYOFWEEK(fecha) el día 1 es el domingo)</text:p>
      <text:p text:style-name="P3"/>
      <text:p text:style-name="P15"><text:span text:style-name="T7">SELECT nombre FROM usuarios where id IN (select usuario_id from entradas where DAYOFWEEK(fecha) = 3);</text:span></text:p>
      <text:p text:style-name="P6"/>
      <text:p text:style-name="P6">14.- Mostrar el nombre del usuario que tenga más entradas</text:p>
      <text:p text:style-name="P3">//<text:span text:style-name="T9">casi me complica la cosa en este xd.</text:span></text:p>
      <text:p text:style-name="P19">SELECT nombre FROM usuarios where id = (SELECT usuario_id FROM entradas GROUP BY usuario_id ORDER BY count(*) DESC LIMIT 1);</text:p>
      <text:p text:style-name="P3"><text:span text:style-name="T4"/></text:p>
      <text:p text:style-name="P6">15.- Mostrar las categorías sin entradas</text:p>
      <text:p text:style-name="P3"/>
      <text:p text:style-name="P12">SELECT nombre FROM categorias WHERE id NOT IN (SELECT categoria_id FROM entradas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06T10:19:12.779454228</meta:creation-date>
    <dc:date>2024-11-13T23:53:42.388000000</dc:date>
    <meta:editing-duration>PT24M40S</meta:editing-duration>
    <meta:editing-cycles>4</meta:editing-cycles>
    <meta:generator>Trio_Office/6.2.8.2$Windows_x86 LibreOffice_project/</meta:generator>
    <meta:document-statistic meta:table-count="0" meta:image-count="0" meta:object-count="0" meta:page-count="2" meta:paragraph-count="34" meta:word-count="469" meta:character-count="3000" meta:non-whitespace-character-count="2562"/>
  </office:meta>
</office:document-meta>
</file>